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2A2BDC79F5BA0B234DF.png" manifest:media-type="image/png"/>
  <manifest:file-entry manifest:full-path="Pictures/10000201000004B0000002A22535CAF922EAFC79.png" manifest:media-type="image/png"/>
  <manifest:file-entry manifest:full-path="Pictures/10000201000004AF000002A23F0E0E96D09724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6.6929in" svg:height="3.7591in" draw:z-index="0"><draw:image xlink:href="Pictures/10000201000004B0000002A22535CAF922EAFC79.png" xlink:type="simple" xlink:show="embed" xlink:actuate="onLoad" loext:mime-type="image/x-vclgraphic"/></draw:frame></text:p>
      <text:p text:style-name="Standard"><draw:frame draw:style-name="fr1" draw:name="Image2" text:anchor-type="as-char" svg:width="6.6929in" svg:height="3.7618in" draw:z-index="1"><draw:image xlink:href="Pictures/10000201000004AF000002A23F0E0E96D0972417.png" xlink:type="simple" xlink:show="embed" xlink:actuate="onLoad" loext:mime-type="image/x-vclgraphic"/></draw:frame></text:p>
      <text:p text:style-name="Standard"><text:soft-page-break/><draw:frame draw:style-name="fr1" draw:name="Image3" text:anchor-type="as-char" svg:width="6.6929in" svg:height="3.7618in" draw:z-index="2"><draw:image xlink:href="Pictures/10000201000004AF000002A2BDC79F5BA0B234D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8:43:14.606636763</meta:creation-date>
    <dc:date>2019-07-21T18:44:28.414256020</dc:date>
    <meta:editing-duration>PT1M14S</meta:editing-duration>
    <meta:editing-cycles>1</meta:editing-cycles>
    <meta:document-statistic meta:table-count="0" meta:image-count="3" meta:object-count="0" meta:page-count="2" meta:paragraph-count="3" meta:word-count="0" meta:character-count="0" meta:non-whitespace-character-count="0"/>
    <meta:generator>LibreOffice/6.0.7.3$Linux_X86_64 LibreOffice_project/00m0$Build-3</meta:generator>
  </office:meta>
</office:document-meta>
</file>